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6.375in" table:align="left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875in"/>
    </style:style>
    <style:style style:name="Table4.A1" style:family="table-cell">
      <style:table-cell-properties fo:padding="0.0403in" fo:border-left="0.05pt solid #000000" fo:border-right="none" fo:border-top="0.05pt solid #000000" fo:border-bottom="none"/>
    </style:style>
    <style:style style:name="Table4.B1" style:family="table-cell">
      <style:table-cell-properties fo:padding="0.0403in" fo:border-left="none" fo:border-right="0.05pt solid #000000" fo:border-top="0.05pt solid #000000" fo:border-bottom="none"/>
    </style:style>
    <style:style style:name="Table4.A2" style:family="table-cell">
      <style:table-cell-properties fo:padding="0.0403in" fo:border-left="0.05pt solid #000000" fo:border-right="none" fo:border-top="none" fo:border-bottom="none"/>
    </style:style>
    <style:style style:name="Table4.B2" style:family="table-cell">
      <style:table-cell-properties fo:padding="0.0403in" fo:border-left="none" fo:border-right="0.05pt solid #000000" fo:border-top="none" fo:border-bottom="none"/>
    </style:style>
    <style:style style:name="Table4.A5" style:family="table-cell">
      <style:table-cell-properties fo:padding="0.0403in" fo:border-left="0.05pt solid #000000" fo:border-right="none" fo:border-top="none" fo:border-bottom="0.05pt solid #000000"/>
    </style:style>
    <style:style style:name="Table4.B5" style:family="table-cell">
      <style:table-cell-properties fo:padding="0.0403in" fo:border-left="none" fo:border-right="0.05pt solid #000000" fo:border-top="none" fo:border-bottom="0.05pt solid #000000"/>
    </style:style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3.75in" style:rel-column-width="36733*"/>
    </style:style>
    <style:style style:name="Table2.B" style:family="table-column">
      <style:table-column-properties style:column-width="2.9403in" style:rel-column-width="28802*"/>
    </style:style>
    <style:style style:name="Table2.A1" style:family="table-cell">
      <style:table-cell-properties fo:padding="0.0403in" fo:border-left="0.05pt solid #000000" fo:border-right="none" fo:border-top="0.05pt solid #000000" fo:border-bottom="none"/>
    </style:style>
    <style:style style:name="Table2.B1" style:family="table-cell">
      <style:table-cell-properties fo:padding="0.0403in" fo:border-left="none" fo:border-right="0.05pt solid #000000" fo:border-top="0.05pt solid #000000" fo:border-bottom="none"/>
    </style:style>
    <style:style style:name="Table2.A2" style:family="table-cell">
      <style:table-cell-properties fo:padding="0.0403in" fo:border-left="0.05pt solid #000000" fo:border-right="none" fo:border-top="none" fo:border-bottom="0.05pt solid #000000"/>
    </style:style>
    <style:style style:name="Table2.B2" style:family="table-cell">
      <style:table-cell-properties fo:padding="0.0403in" fo:border-left="none" fo:border-right="0.05pt solid #000000" fo:border-top="none" fo:border-bottom="0.05pt solid #000000"/>
    </style:style>
    <style:style style:name="Table1" style:family="table">
      <style:table-properties style:width="7.4375in" fo:margin-left="-0.3083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375in"/>
    </style:style>
    <style:style style:name="Table1.F" style:family="table-column">
      <style:table-column-properties style:column-width="1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03in" table:align="margins"/>
    </style:style>
    <style:style style:name="Table3.A" style:family="table-column">
      <style:table-column-properties style:column-width="3.3451in" style:rel-column-width="32767*"/>
    </style:style>
    <style:style style:name="Table3.B" style:family="table-column">
      <style:table-column-properties style:column-width="3.3451in" style:rel-column-width="32768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e953b4" officeooo:paragraph-rsid="00eaca9f" style:font-size-asian="8.5pt" style:font-weight-asian="normal" style:font-size-complex="8.5pt" style:font-weight-complex="normal"/>
    </style:style>
    <style:style style:name="P4" style:family="paragraph" style:parent-style-name="Text_20_body">
      <style:paragraph-properties fo:line-height="115%" fo:text-align="start" style:justify-single-word="false"/>
      <style:text-properties style:font-name="Liberation Sans1" fo:font-size="9pt" fo:font-weight="normal" officeooo:rsid="001bb431" officeooo:paragraph-rsid="00eaca9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line-height="115%" fo:text-align="start" style:justify-single-word="false"/>
      <style:text-properties style:font-name="Liberation Sans1" fo:font-size="9pt" fo:font-weight="normal" officeooo:rsid="001bb431" officeooo:paragraph-rsid="00ecf75b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Liberation Sans1" fo:font-size="9pt" fo:font-weight="bold" officeooo:rsid="00e953b4" officeooo:paragraph-rsid="00eaca9f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fo:font-size="9pt" fo:font-weight="normal" officeooo:rsid="00e953b4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Sans1" fo:font-size="9pt" fo:font-weight="normal" officeooo:rsid="001bb431" officeooo:paragraph-rsid="00eaca9f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9pt" fo:font-weight="normal" officeooo:rsid="001bb431" officeooo:paragraph-rsid="00e953b4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8.5pt" fo:font-weight="normal" officeooo:rsid="00e953b4" officeooo:paragraph-rsid="00eaca9f" style:font-size-asian="8.5pt" style:font-weight-asian="normal" style:font-size-complex="8.5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8.5pt" fo:font-weight="normal" officeooo:rsid="007d543b" officeooo:paragraph-rsid="00eaca9f" style:font-size-asian="8.5pt" style:font-weight-asian="normal" style:font-size-complex="8.5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1" fo:font-size="11pt" fo:font-weight="normal" officeooo:rsid="001bb431" officeooo:paragraph-rsid="00ec635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fo:font-weight="bold" officeooo:rsid="00e953b4" officeooo:paragraph-rsid="00e953b4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officeooo:rsid="00e7a62f" officeooo:paragraph-rsid="00e7a62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officeooo:rsid="00e7a62f" officeooo:paragraph-rsid="00e953b4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eaca9f" officeooo:paragraph-rsid="00eaca9f" style:font-size-asian="9pt" style:font-weight-asian="bold" style:font-size-complex="9pt" style:font-weight-complex="bold"/>
    </style:style>
    <style:style style:name="P19" style:family="paragraph" style:parent-style-name="Standard">
      <style:paragraph-properties fo:break-before="page"/>
      <style:text-properties style:font-name="Liberation Sans1" officeooo:paragraph-rsid="0033305e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0pt" officeooo:paragraph-rsid="00e7a62f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10pt" officeooo:paragraph-rsid="00e953b4" style:font-size-asian="10pt" style:font-size-complex="10pt"/>
    </style:style>
    <style:style style:name="T1" style:family="text">
      <style:text-properties fo:font-weight="normal" officeooo:rsid="001bb431" style:font-weight-asian="normal" style:font-weight-complex="normal"/>
    </style:style>
    <style:style style:name="T2" style:family="text">
      <style:text-properties fo:font-weight="normal" officeooo:rsid="00eaca9f" style:font-weight-asian="normal" style:font-weight-complex="normal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font-weight="normal" officeooo:rsid="001bb431" style:font-weight-asian="normal" style:font-weight-complex="normal"/>
    </style:style>
    <style:style style:name="T5" style:family="text">
      <style:text-properties style:font-name="Liberation Sans1" fo:font-weight="normal" officeooo:rsid="0020a2d7" style:font-weight-asian="normal" style:font-weight-complex="normal"/>
    </style:style>
    <style:style style:name="T6" style:family="text">
      <style:text-properties style:font-name="Liberation Sans1" fo:font-weight="normal" officeooo:rsid="000a558d" style:font-weight-asian="normal" style:font-weight-complex="normal"/>
    </style:style>
    <style:style style:name="T7" style:family="text">
      <style:text-properties officeooo:rsid="00e953b4"/>
    </style:style>
    <style:style style:name="T8" style:family="text">
      <style:text-properties officeooo:rsid="00eaca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service in objects"&gt;</text:placeholder></text:p>
      <text:p text:style-name="P1"><text:tab/><text:tab/><text:tab/><text:tab/><text:tab/><text:tab/><text:tab/><text:tab/><text:tab/><text:tab/></text:p>
      <text:p text:style-name="P20"><text:placeholder text:placeholder-type="text">&lt;service.number_service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.I./RUC: <text:span text:style-name="T4"><text:placeholder text:placeholder-type="text">&lt;service.party.vat_number&gt;</text:placeholder></text:span></text:p>
          </table:table-cell>
          <table:table-cell table:style-name="Table4.B1" office:value-type="string">
            <text:p text:style-name="P14">FECHA DE INGRESO: <text:span text:style-name="T4"><text:placeholder text:placeholder-type="text">&lt;service.entry_date&gt;</text:placeholder></text:span></text:p>
          </table:table-cell>
        </table:table-row>
        <table:table-row>
          <table:table-cell table:style-name="Table4.A2" office:value-type="string">
            <text:p text:style-name="P14">NOMBRES: <text:span text:style-name="T4"><text:placeholder text:placeholder-type="text">&lt;service.party.name&gt;</text:placeholder>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DIRECCIÓN: <text:span text:style-name="T5"><text:placeholder text:placeholder-type="text">&lt;service.party.addresses[0].street&gt;</text:placeholder>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TELÉFONO: <text:span text:style-name="T6"><text:placeholder text:placeholder-type="text">&lt;service.party.phone&gt;</text:placeholder></text:span></text:p>
          </table:table-cell>
          <table:table-cell table:style-name="Table4.B2" office:value-type="string">
            <text:p text:style-name="P14">MÓVIL: <text:span text:style-name="T4"><text:placeholder text:placeholder-type="text">&lt;service.party.mobile&gt;</text:placeholder></text:span></text:p>
          </table:table-cell>
        </table:table-row>
        <table:table-row>
          <table:table-cell table:style-name="Table4.A5" office:value-type="string">
            <text:p text:style-name="P14">EMAIL: <text:span text:style-name="T6"><text:placeholder text:placeholder-type="text">&lt;service.party.email&gt;</text:placeholder></text:span></text:p>
          </table:table-cell>
          <table:table-cell table:style-name="Table4.B5" office:value-type="string">
            <text:p text:style-name="P16"/>
          </table:table-cell>
        </table:table-row>
      </table:table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LOCAL: <text:span text:style-name="T3">MATRIZ (SUCRE Y AZUAY)</text:span></text:p>
          </table:table-cell>
          <table:table-cell table:style-name="Table2.B1" office:value-type="string">
            <text:p text:style-name="P15">FECHA <text:span text:style-name="T7">EST. DE ENTREGA</text:span>: <text:span text:style-name="T4"><text:placeholder text:placeholder-type="text">&lt;service.delivery_date&gt;</text:placeholder></text:span></text:p>
          </table:table-cell>
        </table:table-row>
        <table:table-row>
          <table:table-cell table:style-name="Table2.A2" office:value-type="string">
            <text:p text:style-name="P13">COSTO REFERENCIAL: <text:span text:style-name="T4"><text:placeholder text:placeholder-type="text">&lt;service.total&gt;</text:placeholder></text:span></text:p>
          </table:table-cell>
          <table:table-cell table:style-name="Table2.B2" office:value-type="string">
            <text:p text:style-name="P9"/>
          </table:table-cell>
        </table:table-row>
      </table:table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18">PERIFÉRICO</text:p>
          </table:table-cell>
          <table:table-cell table:style-name="Table1.A1" office:value-type="string">
            <text:p text:style-name="P18">MARCA</text:p>
          </table:table-cell>
          <table:table-cell table:style-name="Table1.A1" office:value-type="string">
            <text:p text:style-name="P18">MODELO</text:p>
          </table:table-cell>
          <table:table-cell table:style-name="Table1.A1" office:value-type="string">
            <text:p text:style-name="P18">SERIE</text:p>
          </table:table-cell>
          <table:table-cell table:style-name="Table1.A1" office:value-type="string">
            <text:p text:style-name="P18">FALLA</text:p>
          </table:table-cell>
          <table:table-cell table:style-name="Table1.A1" office:value-type="string">
            <text:p text:style-name="P18">TÉCNICO</text:p>
          </table:table-cell>
          <table:table-cell table:style-name="Table1.G1" office:value-type="string">
            <text:p text:style-name="P18">TIPO TRABAJO</text:p>
          </table:table-cell>
        </table:table-row>
        <table:table-row>
          <table:table-cell table:style-name="Table1.A2" office:value-type="string">
            <text:p text:style-name="P10"><text:placeholder text:placeholder-type="text">&lt;for each="line in service.lines"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<text:placeholder text:placeholder-type="text">&lt;line.periferic.name&gt;</text:placeholder></text:p>
          </table:table-cell>
          <table:table-cell table:style-name="Table1.A2" office:value-type="string">
            <text:p text:style-name="P3"><text:placeholder text:placeholder-type="text">&lt;line.trademark.name&gt;</text:placeholder></text:p>
          </table:table-cell>
          <table:table-cell table:style-name="Table1.A2" office:value-type="string">
            <text:p text:style-name="P3"><text:placeholder text:placeholder-type="text">&lt;line.model&gt;</text:placeholder></text:p>
          </table:table-cell>
          <table:table-cell table:style-name="Table1.A2" office:value-type="string">
            <text:p text:style-name="P3"><text:placeholder text:placeholder-type="text">&lt;line.series&gt;</text:placeholder></text:p>
          </table:table-cell>
          <table:table-cell table:style-name="Table1.A2" office:value-type="string">
            <text:p text:style-name="P3"><text:placeholder text:placeholder-type="text">&lt;line.failure&gt;</text:placeholder></text:p>
          </table:table-cell>
          <table:table-cell table:style-name="Table1.A2" office:value-type="string">
            <text:p text:style-name="P3"><text:placeholder text:placeholder-type="text">&lt;line.technical.party.name&gt;</text:placeholder></text:p>
          </table:table-cell>
          <table:table-cell table:style-name="Table1.G2" office:value-type="string">
            <text:p text:style-name="P3"><text:placeholder text:placeholder-type="text">&lt;line.product.name&gt;</text:placeholder></text:p>
          </table:table-cell>
        </table:table-row>
        <table:table-row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placeholder text:placeholder-type="text">&lt;if test="service.observations"&gt;</text:placeholder></text:p>
            <text:p text:style-name="P6"><text:span text:style-name="T8">OBSERVACIONES:</text:span><text:span text:style-name="T2"> </text:span><text:span text:style-name="T1"><text:placeholder text:placeholder-type="text">&lt;service.observations&gt;</text:placeholder></text:span></text:p>
            <text:p text:style-name="P4"><text:placeholder text:placeholder-type="text">&lt;/if&gt;</text:placeholder>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8"><text:placeholder text:placeholder-type="text">&lt;if test="service.accessories"&gt;</text:placeholder></text:p>
            <text:p text:style-name="P6"><text:span text:style-name="T8">ACCESORIOS:</text:span><text:span text:style-name="T2"> </text:span><text:span text:style-name="T1"><text:placeholder text:placeholder-type="text">&lt;service.accessories&gt;</text:placeholder></text:span></text:p>
            <text:p text:style-name="P5"><text:placeholder text:placeholder-type="text">&lt;/if&gt;</text:placeholder> 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4" meta:image-count="0" meta:object-count="0" meta:page-count="1" meta:paragraph-count="36" meta:word-count="65" meta:character-count="760" meta:non-whitespace-character-count="719"/>
    <meta:user-defined meta:name="Info 1"/>
    <meta:user-defined meta:name="Info 2"/>
    <meta:user-defined meta:name="Info 3"/>
    <meta:user-defined meta:name="Info 4"/>
  </office:meta>
</office:document-meta>
</file>